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ncronización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4" draw:layer="layout" svg:width="25.199cm" svg:height="3.506cm" svg:x="1.4cm" svg:y="0.837cm" presentation:class="title">
          <draw:text-box>
            <text:p>Problema: Variables compartidas</text:p>
          </draw:text-box>
        </draw:frame>
        <draw:custom-shape draw:style-name="gr2" draw:text-style-name="P1" draw:layer="layout" svg:width="4.8cm" svg:height="2.6cm" svg:x="10.2cm" svg:y="5.8cm">
          <text:p text:style-name="P1">Memor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564cm" svg:height="0.963cm" svg:x="11cm" svg:y="4.437cm">
          <draw:text-box>
            <text:p>Cont=0</text:p>
          </draw:text-box>
        </draw:frame>
        <draw:custom-shape draw:style-name="gr2" draw:text-style-name="P1" draw:layer="layout" svg:width="6.2cm" svg:height="4.2cm" svg:x="2.8cm" svg:y="13.4cm">
          <text:p text:style-name="P1">Procesador 0</text:p>
          <text:p text:style-name="P1">Instrucción cont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4.2cm" svg:x="16.4cm" svg:y="13.4cm">
          <text:p text:style-name="P1">Procesador 1</text:p>
          <text:p text:style-name="P1">Instrucción cont++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cm" svg:y1="8.4cm" svg:x2="9cm" svg:y2="13.4cm">
          <text:p/>
        </draw:line>
        <draw:line draw:style-name="gr4" draw:text-style-name="P1" draw:layer="layout" svg:x1="12.6cm" svg:y1="8.4cm" svg:x2="16.4cm" svg:y2="13.4cm">
          <text:p/>
        </draw:line>
        <draw:line draw:style-name="gr4" draw:text-style-name="P1" draw:layer="layout" svg:x1="2.8cm" svg:y1="13.4cm" svg:x2="10.2cm" svg:y2="7cm">
          <text:p/>
        </draw:line>
        <draw:line draw:style-name="gr4" draw:text-style-name="P1" draw:layer="layout" svg:x1="22.6cm" svg:y1="13.4cm" svg:x2="15cm" svg:y2="7cm">
          <text:p/>
        </draw:line>
        <draw:frame draw:style-name="gr5" draw:layer="layout" svg:width="1.2cm" svg:height="0.963cm" svg:x="9.8cm" svg:y="10.4cm">
          <draw:text-box>
            <text:p>0</text:p>
          </draw:text-box>
        </draw:frame>
        <draw:frame draw:style-name="gr5" draw:layer="layout" svg:width="1.2cm" svg:height="0.963cm" svg:x="14.2cm" svg:y="10.037cm">
          <draw:text-box>
            <text:p>0</text:p>
          </draw:text-box>
        </draw:frame>
        <draw:frame draw:style-name="gr5" draw:layer="layout" svg:width="1.2cm" svg:height="0.963cm" svg:x="9.8cm" svg:y="10.401cm">
          <draw:text-box>
            <text:p>0</text:p>
          </draw:text-box>
        </draw:frame>
        <draw:frame draw:style-name="gr5" draw:layer="layout" svg:width="1.2cm" svg:height="0.963cm" svg:x="5.8cm" svg:y="9.4cm">
          <draw:text-box>
            <text:p>1</text:p>
          </draw:text-box>
        </draw:frame>
        <draw:frame draw:style-name="gr5" draw:layer="layout" svg:width="1.2cm" svg:height="0.963cm" svg:x="18cm" svg:y="8.837cm">
          <draw:text-box>
            <text:p>1</text:p>
          </draw:text-box>
        </draw:frame>
        <draw:frame draw:style-name="gr3" draw:layer="layout" svg:width="12.682cm" svg:height="1.675cm" svg:x="7.118cm" svg:y="18.6cm">
          <draw:text-box>
            <text:p text:style-name="P1">Se escribe un 1 en memoria pero se ha</text:p>
            <text:p text:style-name="P1"><text:s/>realizado la operación cont++ dos veces!!!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Solución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Impedir que la operación se realice simultáneamente en más de un procesador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Opción 1: atomic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#pragma omp atomic</text:p>
              </text:list-item>
              <text:list-item>
                <text:p>Esta función nos permite indicarle al programa que la <text:span text:style-name="T1">siguiente operación</text:span><text:span text:style-name="T2"> no se realice en más de un procesador a la vez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Opcion 2: critica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n algunas ocasiones necesitaremos más de una instrucción → #pragma omp critical</text:p>
              </text:list-item>
              <text:list-item>
                <text:p>Cumple la misma funcionalidad que atomic, solo que para un trozo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Más opcion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n algunos casos necesitaremos que todos los procesadores hayan llegado a un punto para poder continuar → #pragma omp barrier detendrá la ejecución hasta que todos los procesadores hayan llegado a ese pu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Más opcion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n algunos casos necesitaremos que todos los procesadores hayan realizado todos los cambios a una variable para poder continuar → #pragma omp flush [variable] detendrá la ejecución hasta que todos los procesadores hayan acabado las operaciones de memoria con las variables especific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Más opcion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Podemos necesitar que la ejecución acabe en el orden en el que acabaría en serie → #pragma omp orde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¿Reduction?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8T00:43:15.43</meta:creation-date>
    <dc:date>2012-11-28T01:35:38.92</dc:date>
    <meta:editing-duration>PT4M13S</meta:editing-duration>
    <meta:editing-cycles>1</meta:editing-cycles>
    <meta:document-statistic meta:object-count="70"/>
    <meta:generator>LibreOffice/3.6$Windows_x86 LibreOffice_project/e29a214-2bbed72-0621de6-a97528c-8f066d</meta:generator>
  </office:meta>
</office:document-meta>
</file>